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apterManager.tryAdapter( Class adapterClass , Object external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dapterManager.getServletContainerAdapter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apterManager.ini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apterManager.accept( Adapt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erManager.createServletContainerAdapter(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